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6F6EB8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916cm" style:rel-column-width="14585*"/>
    </style:style>
    <style:style style:name="Table1.B" style:family="table-column">
      <style:table-column-properties style:column-width="9.684cm" style:rel-column-width="36068*"/>
    </style:style>
    <style:style style:name="Table1.C" style:family="table-column">
      <style:table-column-properties style:column-width="3.995cm" style:rel-column-width="1488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Lucida Grande" fo:font-size="10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 style:list-style-name="L1"/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</text:h>
      <text:h text:style-name="Heading_20_2" text:outline-level="2">Mission du produit</text:h>
      <text:p text:style-name="Text_20_body">Offrir un API qui permet de faire une abstraction entre les models/data et le code HTML. Similaire à un «toolkit» graphique, l'API permettra de générer dynamiquement des widget html qui sont souvent réutilisé et variable selon les données. Tel que des arbres, tables, menus etc..</text:p>
      <text:p text:style-name="Text_20_body">L'API doit être simple à utiliser et flexible afin de permettre de s'adapter à tout type de site.</text:p>
      <text:p text:style-name="Text_20_body">Les produits générés seront toutes identifiés pour facilité l'intégration avec javascript et css.</text:p>
      <text:h text:style-name="Heading_20_2" text:outline-level="2">Acteurs</text:h>
      <text:p text:style-name="Text_20_body">Programmeur django</text:p>
      <text:h text:style-name="Heading_20_2" text:outline-level="2">Fonctionnalités</text:h>
      <text:p text:style-name="Text_20_body">Permet de créer : Tree, Table</text:p>
      <text:p text:style-name="P5">Retourne un erreur seulement si debug == True, sinon une structure valide vide</text:p>
      <text:h text:style-name="Heading_20_2" text:outline-level="2">Fonctionnement</text:h>
      <text:p text:style-name="P5"/>
      <text:h text:style-name="Heading_20_2" text:outline-level="2">Implémentation</text:h>
      <text:h text:style-name="Heading_20_2" text:outline-level="2">Tests de validation et de mesure</text:h>
      <text:p text:style-name="Text_20_body">S'assurer que des données inégal, qui contient plus de header que de data ou des colonne inégale, ne génère pas d'erreurs.</text:p>
      <text:p text:style-name="Text_20_body"/>
      <text:h text:style-name="Heading_20_2" text:outline-level="2">Dictionnaire et terme des objets et ac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Terme</text:p>
          </table:table-cell>
          <table:table-cell table:style-name="Table1.A1" office:value-type="string">
            <text:p text:style-name="P6">Définition</text:p>
          </table:table-cell>
          <table:table-cell table:style-name="Table1.C1" office:value-type="string">
            <text:p text:style-name="P6">Synonymes</text:p>
          </table:table-cell>
        </table:table-row>
        <table:table-row>
          <table:table-cell table:style-name="Table1.A2" office:value-type="string">
            <text:p text:style-name="Table_20_Contents">Tree</text:p>
          </table:table-cell>
          <table:table-cell table:style-name="Table1.A2" office:value-type="string">
            <text:p text:style-name="Table_20_Contents">Crée un arbres à multiple niveau qui utilise les «definition list» &lt;dl&gt;</text:p>
          </table:table-cell>
          <table:table-cell table:style-name="Table1.C2" office:value-type="string">
            <text:p text:style-name="Table_20_Contents">Client</text:p>
          </table:table-cell>
        </table:table-row>
        <table:table-row>
          <table:table-cell table:style-name="Table1.A2" office:value-type="string">
            <text:p text:style-name="Table_20_Contents">Table</text:p>
          </table:table-cell>
          <table:table-cell table:style-name="Table1.A2" office:value-type="string">
            <text:p text:style-name="Table_20_Contents">Crée une table standard html &lt;table&gt;</text:p>
          </table:table-cell>
          <table:table-cell table:style-name="Table1.C2" office:value-type="string">
            <text:p text:style-name="Table_20_Contents">Ta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Tout autre éléments qui servent à augmenté la qualité du produi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0.605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55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0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8T12:38:43</meta:creation-date>
    <meta:editing-duration>PT28H54M53S</meta:editing-duration>
    <meta:editing-cycles>77</meta:editing-cycles>
    <meta:generator>OpenOffice.org/3.2$Unix OpenOffice.org_project/320m12$Build-9483</meta:generator>
    <meta:initial-creator>Francis Lavoie</meta:initial-creator>
    <dc:date>2010-04-13T14:31:37</dc:date>
    <meta:document-statistic meta:table-count="1" meta:image-count="1" meta:object-count="0" meta:page-count="1" meta:paragraph-count="28" meta:word-count="188" meta:character-count="1177"/>
  </office:meta>
</office:document-meta>
</file>